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ans-serif"/>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2" fo:font-size="12pt" style:font-size-asian="12pt" style:font-size-complex="12pt"/>
    </style:style>
    <style:style style:name="P4"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eeeeee" style:font-name="Calibri2" fo:font-size="12pt" fo:font-weight="bold" officeooo:rsid="001514ac" officeooo:paragraph-rsid="001514ac"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2" fo:font-size="24pt" fo:font-weight="bold" officeooo:rsid="003b2729" officeooo:paragraph-rsid="003b2729" style:font-size-asian="24pt" style:font-weight-asian="bold" style:font-size-complex="24pt" style:font-weight-complex="bold"/>
    </style:style>
    <style:style style:name="P8" style:family="paragraph" style:parent-style-name="Standard">
      <style:text-properties fo:text-transform="uppercase" fo:color="#336633" style:font-name="Calibri2" fo:font-size="24pt" fo:font-weight="normal" officeooo:rsid="00187667" officeooo:paragraph-rsid="00187667" style:font-size-asian="24pt" style:font-weight-asian="normal" style:font-size-complex="24pt" style:font-weight-complex="normal"/>
    </style:style>
    <style:style style:name="P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040af91" style:text-blinking="false" fo:background-color="transparent" style:font-size-asian="12pt" style:font-size-complex="12pt"/>
    </style:style>
    <style:style style:name="P1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2" fo:font-size="12pt" fo:font-style="normal" style:text-underline-style="solid" style:text-underline-width="auto" style:text-underline-color="font-color" fo:font-weight="normal" officeooo:paragraph-rsid="0040af91" style:text-blinking="false" fo:background-color="transparent" style:font-size-asian="12pt" style:font-size-complex="12pt"/>
    </style:style>
    <style:style style:name="P1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4cc6ae"/>
    </style:style>
    <style:style style:name="P12" style:family="paragraph" style:parent-style-name="Standard">
      <style:paragraph-properties fo:margin-top="0.101cm" fo:margin-bottom="0.101cm" loext:contextual-spacing="false" fo:line-height="100%" fo:text-align="end" style:justify-single-word="false"/>
      <style:text-properties style:font-name="Calibri2" fo:font-size="12pt" officeooo:rsid="00451e8d" style:font-size-asian="12pt" style:font-size-complex="12pt"/>
    </style:style>
    <style:style style:name="P13" style:family="paragraph" style:parent-style-name="Titulo">
      <style:text-properties fo:font-weight="bold" style:font-weight-asian="bold" style:font-weight-complex="bold"/>
    </style:style>
    <style:style style:name="P14" style:family="paragraph" style:parent-style-name="Heading_20_1" style:list-style-name="L1">
      <style:paragraph-properties fo:margin-left="0cm" fo:margin-right="0cm" fo:margin-top="0.101cm" fo:margin-bottom="0.499cm" loext:contextual-spacing="false" fo:text-align="start" style:justify-single-word="false" fo:text-indent="0cm" style:auto-text-indent="false"/>
      <style:text-properties style:text-underline-style="none" fo:font-weight="bold" officeooo:paragraph-rsid="0054b0c2" style:font-weight-asian="bold" style:font-weight-complex="bold"/>
    </style:style>
    <style:style style:name="P15" style:family="paragraph" style:parent-style-name="Standard" style:master-page-name="First_20_Page">
      <style:paragraph-properties style:page-number="auto"/>
      <style:text-properties officeooo:rsid="001514ac" officeooo:paragraph-rsid="001514ac"/>
    </style:style>
    <style:style style:name="P16" style:family="paragraph" style:parent-style-name="Standard">
      <style:paragraph-properties fo:margin-left="0.697cm" fo:margin-right="0.713cm" fo:text-align="justify" style:justify-single-word="false" fo:text-indent="0cm" style:auto-text-indent="false"/>
      <style:text-properties officeooo:paragraph-rsid="0040af91"/>
    </style:style>
    <style:style style:name="P17" style:family="paragraph" style:parent-style-name="Text_20_body">
      <style:text-properties officeooo:rsid="003ccdb3" officeooo:paragraph-rsid="003ccdb3"/>
    </style:style>
    <style:style style:name="P18" style:family="paragraph" style:parent-style-name="Text_20_body" style:list-style-name="L1">
      <style:paragraph-properties fo:margin-left="0cm" fo:margin-right="0cm" fo:margin-top="0.101cm" fo:margin-bottom="0.499cm" loext:contextual-spacing="false" fo:text-align="center" style:justify-single-word="false" fo:text-indent="0cm" style:auto-text-indent="false"/>
      <style:text-properties style:text-underline-style="solid" style:text-underline-width="auto" style:text-underline-color="font-color" officeooo:paragraph-rsid="004a02c5"/>
    </style:style>
    <style:style style:name="P19" style:family="paragraph" style:parent-style-name="Text_20_body" style:list-style-name="L1">
      <style:paragraph-properties fo:margin-top="0.101cm" fo:margin-bottom="0.499cm" loext:contextual-spacing="false"/>
      <style:text-properties officeooo:paragraph-rsid="004a02c5"/>
    </style:style>
    <style:style style:name="P20" style:family="paragraph" style:parent-style-name="Text_20_body" style:list-style-name="L1">
      <style:paragraph-properties fo:margin-top="0.101cm" fo:margin-bottom="0.499cm" loext:contextual-spacing="false"/>
      <style:text-properties officeooo:rsid="003e44a8" officeooo:paragraph-rsid="004a02c5"/>
    </style:style>
    <style:style style:name="P21" style:family="paragraph" style:parent-style-name="Text_20_body" style:list-style-name="L1">
      <style:paragraph-properties fo:margin-top="0.101cm" fo:margin-bottom="0.499cm" loext:contextual-spacing="false"/>
      <style:text-properties officeooo:rsid="003e44a8" officeooo:paragraph-rsid="003e44a8"/>
    </style:style>
    <style:style style:name="P22" style:family="paragraph" style:parent-style-name="Text_20_body" style:list-style-name="L1">
      <style:paragraph-properties fo:margin-top="0.101cm" fo:margin-bottom="0.101cm" loext:contextual-spacing="false"/>
      <style:text-properties officeooo:paragraph-rsid="003e44a8"/>
    </style:style>
    <style:style style:name="P23" style:family="paragraph" style:parent-style-name="Text_20_body" style:list-style-name="L1">
      <style:paragraph-properties fo:margin-top="0.101cm" fo:margin-bottom="0.101cm" loext:contextual-spacing="false"/>
      <style:text-properties officeooo:rsid="003e44a8" officeooo:paragraph-rsid="003e44a8"/>
    </style:style>
    <style:style style:name="P24" style:family="paragraph" style:parent-style-name="Text_20_body">
      <style:paragraph-properties fo:margin-top="0.101cm" fo:margin-bottom="0.101cm" loext:contextual-spacing="false"/>
      <style:text-properties fo:color="#336633" fo:font-size="14pt" officeooo:paragraph-rsid="0040af91" style:font-size-asian="14pt" style:font-size-complex="14pt"/>
    </style:style>
    <style:style style:name="P25" style:family="paragraph" style:parent-style-name="Text_20_body" style:list-style-name="L1">
      <style:paragraph-properties fo:margin-top="0.101cm" fo:margin-bottom="0cm" loext:contextual-spacing="false"/>
      <style:text-properties officeooo:paragraph-rsid="005675b7"/>
    </style:style>
    <style:style style:name="T1" style:family="text">
      <style:text-properties fo:color="#999966"/>
    </style:style>
    <style:style style:name="T2" style:family="text">
      <style:text-properties fo:color="#999966" officeooo:rsid="001514ac"/>
    </style:style>
    <style:style style:name="T3" style:family="text">
      <style:text-properties fo:color="#999966" officeooo:rsid="0040af91"/>
    </style:style>
    <style:style style:name="T4" style:family="text">
      <style:text-properties fo:color="#999966" officeooo:rsid="003b2729"/>
    </style:style>
    <style:style style:name="T5" style:family="text">
      <style:text-properties fo:text-transform="uppercase" fo:color="#999966" style:font-name="Tahoma" fo:font-size="9pt" fo:font-weight="normal" officeooo:rsid="0040af91"/>
    </style:style>
    <style:style style:name="T6" style:family="text">
      <style:text-properties fo:text-transform="uppercase" fo:color="#336633" style:font-name="Calibri2" fo:font-size="24pt" fo:font-weight="bold" style:font-size-asian="24pt" style:font-weight-asian="bold" style:font-size-complex="24pt" style:font-weight-complex="bold"/>
    </style:style>
    <style:style style:name="T7" style:family="text">
      <style:text-properties fo:text-transform="uppercase" fo:color="#336633" style:font-name="Calibri2" fo:font-size="24pt" fo:font-weight="bold" officeooo:rsid="003b2729" style:font-size-asian="24pt" style:font-weight-asian="bold" style:font-size-complex="24pt" style:font-weight-complex="bold"/>
    </style:style>
    <style:style style:name="T8" style:family="text">
      <style:text-properties fo:text-transform="uppercase" fo:color="#336633" style:font-name="Calibri2" fo:font-size="24pt" fo:font-weight="bold" officeooo:rsid="00455e75" style:font-size-asian="24pt" style:font-weight-asian="bold" style:font-size-complex="24pt" style:font-weight-complex="bold"/>
    </style:style>
    <style:style style:name="T9" style:family="text">
      <style:text-properties fo:text-transform="uppercase" fo:color="#669966" style:font-name="Calibri" fo:font-size="14pt" officeooo:rsid="0019d92d" style:font-name-asian="Arial Unicode MS" style:font-size-asian="16.1000003814697pt" style:font-name-complex="Arial Unicode MS" style:font-size-complex="16.1000003814697pt"/>
    </style:style>
    <style:style style:name="T10" style:family="text">
      <style:text-properties fo:text-transform="uppercase" fo:color="#669966" style:font-name="Calibri" fo:font-size="14pt" officeooo:rsid="004947b5" style:font-name-asian="Arial Unicode MS" style:font-size-asian="16.1000003814697pt" style:font-name-complex="Arial Unicode MS" style:font-size-complex="16.1000003814697pt"/>
    </style:style>
    <style:style style:name="T11" style:family="text">
      <style:text-properties style:font-name="Apple SD Gothic Neo" fo:font-size="9pt" style:font-size-asian="9pt" style:font-size-complex="9pt"/>
    </style:style>
    <style:style style:name="T12" style:family="text">
      <style:text-properties fo:font-weight="bold" style:font-weight-asian="bold" style:font-weight-complex="bold"/>
    </style:style>
    <style:style style:name="T13" style:family="text">
      <style:text-properties fo:font-weight="bold" officeooo:rsid="003e44a8" style:font-weight-asian="bold" style:font-weight-complex="bold"/>
    </style:style>
    <style:style style:name="T14"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Calibri2" fo:font-size="12pt" fo:font-style="normal" style:text-underline-style="none" fo:font-weight="normal" officeooo:rsid="000779a9"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2" fo:font-size="12pt" fo:font-style="normal" style:text-underline-style="none" fo:font-weight="normal" officeooo:rsid="004d69d4" style:text-blinking="false" fo:background-color="transparent" loext:char-shading-value="0" style:font-size-asian="12pt" style:font-size-complex="12pt"/>
    </style:style>
    <style:style style:name="T17" style:family="text">
      <style:text-properties fo:font-variant="normal" fo:text-transform="none" fo:color="#000000" style:font-name="Calibri1" fo:font-size="12pt" fo:font-style="normal" style:text-underline-style="none" fo:font-weight="normal" fo:background-color="transparent" loext:char-shading-value="0" style:font-weight-asian="normal" style:font-weight-complex="normal"/>
    </style:style>
    <style:style style:name="T18" style:family="text">
      <style:text-properties fo:font-variant="normal" fo:text-transform="none" fo:color="#000000" style:font-name="Calibri1" fo:font-size="12pt" fo:font-style="normal" style:text-underline-style="none" fo:font-weight="normal" fo:background-color="transparent" loext:char-shading-value="0" style:font-size-asian="10pt" style:font-weight-asian="normal" style:font-size-complex="10pt" style:font-weight-complex="normal"/>
    </style:style>
    <style:style style:name="T19" style:family="text">
      <style:text-properties officeooo:rsid="003b2729"/>
    </style:style>
    <style:style style:name="T20" style:family="text">
      <style:text-properties officeooo:rsid="0040af91"/>
    </style:style>
    <style:style style:name="T21" style:family="text">
      <style:text-properties officeooo:rsid="000e633a"/>
    </style:style>
    <style:style style:name="T22" style:family="text">
      <style:text-properties fo:letter-spacing="-0.014cm" officeooo:rsid="000e633a"/>
    </style:style>
    <style:style style:name="T23" style:family="text">
      <style:text-properties fo:letter-spacing="-0.012cm" officeooo:rsid="000e633a"/>
    </style:style>
    <style:style style:name="T24" style:family="text">
      <style:text-properties officeooo:rsid="000c4f42"/>
    </style:style>
    <style:style style:name="T2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6" style:family="text">
      <style:text-properties style:font-name="Calibri" fo:font-size="12pt" officeooo:rsid="003e44a8"/>
    </style:style>
    <style:style style:name="T27" style:family="text">
      <style:text-properties style:font-name="Calibri" fo:font-size="12pt" officeooo:rsid="00479679"/>
    </style:style>
    <style:style style:name="T28" style:family="text">
      <style:text-properties style:font-name="Calibri" fo:font-size="12pt" style:text-underline-style="none" officeooo:rsid="003e44a8"/>
    </style:style>
    <style:style style:name="T29" style:family="text">
      <style:text-properties style:font-name="Calibri" fo:font-size="12pt" style:text-underline-style="none" officeooo:rsid="00479679"/>
    </style:style>
    <style:style style:name="T30" style:family="text">
      <style:text-properties style:font-name="Calibri" fo:font-size="12pt" officeooo:rsid="004a02c5"/>
    </style:style>
    <style:style style:name="T31" style:family="text">
      <style:text-properties style:text-underline-style="none" fo:font-weight="normal" style:font-weight-asian="normal" style:font-weight-complex="normal"/>
    </style:style>
    <style:style style:name="T32" style:family="text">
      <style:text-properties style:text-underline-style="none" officeooo:rsid="003e44a8"/>
    </style:style>
    <style:style style:name="T33" style:family="text">
      <style:text-properties style:text-underline-style="none" officeooo:rsid="00479679"/>
    </style:style>
    <style:style style:name="T34" style:family="text">
      <style:text-properties style:text-underline-style="none" officeooo:rsid="005675b7"/>
    </style:style>
    <style:style style:name="T35" style:family="text">
      <style:text-properties officeooo:rsid="00479679"/>
    </style:style>
    <style:style style:name="T36" style:family="text">
      <style:text-properties officeooo:rsid="003e44a8"/>
    </style:style>
    <style:style style:name="T37" style:family="text">
      <style:text-properties officeooo:rsid="004947b5"/>
    </style:style>
    <style:style style:name="T38" style:family="text">
      <style:text-properties style:font-name="DejaVu Sans" fo:font-size="10pt" fo:font-weight="bold" style:font-size-asian="10pt" style:font-weight-asian="bold" style:font-size-complex="10pt" style:font-weight-complex="bold"/>
    </style:style>
    <style:style style:name="T39" style:family="text">
      <style:text-properties style:font-name="DejaVu Sans" fo:font-size="10pt" style:font-size-asian="10pt" style:font-size-complex="10pt"/>
    </style:style>
    <style:style style:name="T40" style:family="text">
      <style:text-properties style:font-name="DejaVu Sans" fo:font-size="10pt" style:text-underline-style="none" fo:font-weight="normal" style:font-size-asian="10pt" style:font-weight-asian="normal" style:font-size-complex="10pt" style:font-weight-complex="normal"/>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5.917cm" svg:width="17.009cm" draw:z-index="1">
        <draw:text-box fo:min-height="2.224cm">
          <text:p text:style-name="P4"/>
          <text:p text:style-name="P5">PROGRAMACIÓN</text:p>
          <text:p text:style-name="P4">CFGS DAW</text:p>
        </draw:text-box>
      </draw:frame>
      <text:p text:style-name="P15"/>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Standard"/>
      <text:p text:style-name="Standard"/>
      <text:p text:style-name="Standard"><text:span text:style-name="T8">UNIDAD </text:span><text:span text:style-name="T7">6</text:span><text:span text:style-name="T6">.</text:span></text:p>
      <text:p text:style-name="P7">arrays</text:p>
      <text:p text:style-name="P8">ejercicios <text:span text:style-name="T35">(B) CADENAS DE TEXTO</text:span></text:p>
      <text:p text:style-name="Standard"/>
      <text:p text:style-name="Standard"/>
      <text:p text:style-name="Standard"/>
      <text:p text:style-name="Standard"/>
      <text:p text:style-name="Standard"/>
      <text:p text:style-name="P9">Autor<text:span text:style-name="T21">es: Carlos </text:span><text:span text:style-name="T22">Cacho y <text:s/>Raquel </text:span><text:span text:style-name="T23">Torres</text:span></text:p>
      <text:p text:style-name="P9">Revisado por:</text:p>
      <text:p text:style-name="P11"><text:span text:style-name="T14">Lionel <text:s/>Taraz</text:span><text:span text:style-name="T16">ó</text:span><text:span text:style-name="T14">n</text:span><text:span text:style-name="T15"> – </text:span><text:a xlink:type="simple" xlink:href="mailto:lionel.tarazon@ceedcv.es" text:style-name="Internet_20_link" text:visited-style-name="Visited_20_Internet_20_Link">lionel.tarazon@ceedcv.es</text:a></text:p>
      <text:p text:style-name="P9">F<text:span text:style-name="T24">co.</text:span> Javier Valero – <text:a xlink:type="simple" xlink:href="mailto:franciscojavier.valero@ceedcv.es" text:style-name="Internet_20_link" text:visited-style-name="Visited_20_Internet_20_Link"><text:span text:style-name="T25">franciscojavier.valero@ceedcv.es</text:span></text:a></text:p>
      <text:p text:style-name="P10"/>
      <text:p text:style-name="P12">2019/2020</text:p>
      <text:p text:style-name="P3"/>
      <text:p text:style-name="Standard"/>
      <text:p text:style-name="Standard"/>
      <text:p text:style-name="P2"><text:s/></text:p>
      <text:p text:style-name="Text_20_body"/>
      <text:p text:style-name="Standard"><text:soft-page-break/></text:p>
      <text:p text:style-name="P13">UD0<text:span text:style-name="T20">6</text:span>. <text:span text:style-name="T19">arrays</text:span></text:p>
      <text:list xml:id="list3210674014" text:style-name="L1">
        <text:list-header>
          <text:h text:style-name="P14" text:outline-level="1"><text:span text:style-name="T9">N</text:span><text:span text:style-name="T10">IVEL</text:span><text:span text:style-name="T37"> JEDI</text:span></text:h>
          <text:p text:style-name="P18"><text:span text:style-name="T13">NOTA</text:span><text:span text:style-name="T36">: Utiliza métodos de la clase ‘</text:span><text:span text:style-name="T26">S</text:span><text:span text:style-name="T27">tring</text:span><text:span text:style-name="T36">’ cuando sea necesario para ayudarte a resolverlos</text:span></text:p>
        </text:list-header>
        <text:list-item>
          <text:p text:style-name="P19"><text:span text:style-name="T36">Crea un programa que pida una cadena de texto por teclado y luego muestre cada </text:span><text:span text:style-name="T26">p</text:span><text:span text:style-name="T30">alabra</text:span><text:span text:style-name="T36"> de la cadena en una línea distinta.</text:span></text:p>
        </text:list-item>
        <text:list-item>
          <text:p text:style-name="P19"><text:span text:style-name="T36">Crea un programa que pida dos cadenas de texto por teclado y luego </text:span><text:span text:style-name="T26">i</text:span><text:span text:style-name="T30">ndique</text:span><text:span text:style-name="T36"> si son iguales, además de si son iguales </text:span><text:span text:style-name="T26">s</text:span><text:span text:style-name="T27">in diferenciar entre</text:span><text:span text:style-name="T36"> mayúsculas y minúsculas.</text:span></text:p>
        </text:list-item>
        <text:list-item>
          <text:p text:style-name="P20">Crea un programa que pida por teclado tres cadenas de texto: nombre y dos apellidos. Luego mostrará un código de usuario (en mayúsculas) formado por la concatenación de las tres primeras letras de cada uno de ellos. Por ejemplo si se introduce “Lionel”, “Tarazón” y “Alcocer” mostrará “LIOTARALC”.</text:p>
        </text:list-item>
        <text:list-item>
          <text:p text:style-name="P22"><text:span text:style-name="T36">Crea un programa que muestre por pantalla cuantas vocales de cada </text:span><text:span text:style-name="T27">tipo hay</text:span><text:span text:style-name="T36"> (cuantas ‘a’, cuantas ‘e’, etc.) en una frase introducida por teclado. No se debe diferenciar entre mayúsculas y minúsculas. Por ejemplo dada la frase “Mi mama me mima” dirá que hay:</text:span></text:p>
          <text:list>
            <text:list-header>
              <text:p text:style-name="P23">Nº de A's: 3</text:p>
              <text:p text:style-name="P23">Nº de E's: 1</text:p>
              <text:p text:style-name="P23">Nº de I's: 2</text:p>
              <text:p text:style-name="P23">Nº de O's: 0</text:p>
              <text:p text:style-name="P21">Nº de U's: 0</text:p>
            </text:list-header>
          </text:list>
        </text:list-item>
        <text:list-item>
          <text:p text:style-name="P25"><text:span text:style-name="T36">Realiza un programa que lea una frase por teclado e indique si la frase es un palíndromo o </text:span><text:span text:style-name="T32">no (</text:span><text:span text:style-name="T28">i</text:span><text:span text:style-name="T29">gnorando</text:span><text:span text:style-name="T32"> espacios y </text:span><text:span text:style-name="T33">sin</text:span><text:span text:style-name="T32"> diferenciar entre mayúsculas y minúsculas). </text:span><text:span text:style-name="T33">Supondremos que el usuario solo introducirá letras y espacios (ni comas, ni puntos, ni acentos, etc.)</text:span><text:span text:style-name="T36">. Un palíndromo es un texto que </text:span><text:span text:style-name="T34">se lee igual de izquierda a derecha que de derecha a izquierda. Por ejemplo:</text:span></text:p>
          <text:list>
            <text:list-header>
              <text:p text:style-name="P25"><text:span text:style-name="T36">Amigo no gima</text:span></text:p>
              <text:p text:style-name="P25"><text:span text:style-name="T36">Dabale arroz a la zorra el abad</text:span></text:p>
              <text:p text:style-name="P25"><text:span text:style-name="T36">Amo la pacífica paloma</text:span></text:p>
              <text:p text:style-name="P25"><text:span text:style-name="T36">A man a plan a canal Panama</text:span></text:p>
            </text:list-header>
          </text:list>
        </text:list-item>
      </text:list>
      <text:p text:style-name="P17"/>
      <text:p text:style-name="P17"/>
      <text:p text:style-name="P24">Licencia</text:p>
      <text:p text:style-name="P16"><draw:frame draw:style-name="fr2" draw:name="gráficos3" text:anchor-type="paragraph" svg:x="0.741cm" svg:y="0cm" svg:width="2cm" svg:height="0.7cm" draw:z-index="2"><draw:image xlink:href="Pictures/1000000000000076000000292ACBDB4C24C8DCD5.png" xlink:type="simple" xlink:show="embed" xlink:actuate="onLoad" loext:mime-type="image/png"/></draw:frame><draw:frame draw:style-name="fr2" draw:name="Imagen1" text:anchor-type="paragraph" svg:x="0.741cm" svg:y="0cm" svg:width="2cm" svg:height="0.7cm" draw:z-index="3"><draw:image xlink:href="Pictures/1000000000000076000000292ACBDB4C24C8DCD5.png" xlink:type="simple" xlink:show="embed" xlink:actuate="onLoad" loext:mime-type="image/png"/></draw:frame><draw:frame draw:style-name="fr2" draw:name="Imagen2" text:anchor-type="paragraph" svg:x="0.741cm" svg:y="0cm" svg:width="2cm" svg:height="0.7cm" draw:z-index="4"><draw:image xlink:href="Pictures/1000000000000076000000292ACBDB4C24C8DCD5.png" xlink:type="simple" xlink:show="embed" xlink:actuate="onLoad" loext:mime-type="image/png"/></draw:frame><draw:frame draw:style-name="fr2" draw:name="Imagen3" text:anchor-type="paragraph" svg:x="0.741cm" svg:y="0cm" svg:width="2cm" svg:height="0.7cm" draw:z-index="5"><draw:image xlink:href="Pictures/1000000000000076000000292ACBDB4C24C8DCD5.png" xlink:type="simple" xlink:show="embed" xlink:actuate="onLoad" loext:mime-type="image/png"/></draw:frame><text:span text:style-name="T38">Reconocimiento – NoComercial – CompartirIgual (by-nc-sa)</text:span><text:span text:style-name="T39">: No se p</text:span><text:span text:style-name="T40">ermite un uso comercial de la obra original ni de las posibles obras derivadas, la distribución de las cuales se debe hacer con una licencia igual a la que regula la obra original. </text:span><text:span text:style-name="T18">NOTA: Esta es una obra derivada de la obra original realizada por Carlos Cacho y Raquel Torr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ans-serif"/>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729fcf"/>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729fcf"/>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officeooo:rsid="001514ac"/>
    </style:style>
    <style:style style:name="MT2" style:family="text">
      <style:text-properties fo:color="#999966"/>
    </style:style>
    <style:style style:name="MT3" style:family="text">
      <style:text-properties fo:color="#999966" officeooo:rsid="0040af91"/>
    </style:style>
    <style:style style:name="MT4" style:family="text">
      <style:text-properties fo:color="#999966" officeooo:rsid="003b2729"/>
    </style:style>
    <style:style style:name="MT5" style:family="text">
      <style:text-properties fo:text-transform="uppercase" fo:color="#999966" style:font-name="Tahoma" fo:font-size="9pt" fo:font-weight="normal" officeooo:rsid="0040af91"/>
    </style:style>
    <style:style style:name="MT6"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6</text:span><text:span text:style-name="MT2">. </text:span><text:span text:style-name="MT4">arrays</text:span></text:p>
      </style:header>
      <style:footer>
        <text:p text:style-name="Footer"><text:span text:style-name="MT2">C</text:span><text:span text:style-name="MT3">F</text:span><text:span text:style-name="MT2">GS. Desarrollo de </text:span>Aplicaciones<text:span text:style-name="MT2"> WEB<text:tab/><text:tab/></text:span><text:span text:style-name="MT5">6</text:span><text:span text:style-name="MT2">.</text:span><text:span text:style-name="MT2"><text:page-number text:select-page="current">2</text:page-number></text:span></text:p>
      </style:footer>
    </style:master-page>
    <style:master-page style:name="Landscape" style:page-layout-name="Mpm2">
      <style:header>
        <text:p text:style-name="Header"/>
      </style:header>
      <style:footer>
        <text:p text:style-name="MP1"><text:span text:style-name="MT6">CGFS. Desarrollo de Aplicaciones WEB<text:tab/><text:tab/>1.</text:span><text:span text:style-name="MT6"><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5T13:58:50.938915837</meta:creation-date>
    <meta:editing-duration>PT5H27M46S</meta:editing-duration>
    <meta:editing-cycles>51</meta:editing-cycles>
    <meta:generator>LibreOffice/6.3.3.2$Linux_X86_64 LibreOffice_project/30$Build-2</meta:generator>
    <dc:title>Plantilla CEED (1)</dc:title>
    <dc:date>2019-11-25T13:13:19.533049941</dc:date>
    <meta:document-statistic meta:table-count="0" meta:image-count="5" meta:object-count="0" meta:page-count="2" meta:paragraph-count="33" meta:word-count="370" meta:character-count="2167" meta:non-whitespace-character-count="1823"/>
    <meta:template xlink:type="simple" xlink:actuate="onRequest" xlink:title="Plantilla CEED (1)" xlink:href="../../../../.config/libreoffice/4/user/template/Plantilla%20CEED%20(1).ott" meta:date="2016-09-15T13:58:50.762648603"/>
  </office:meta>
</office:document-meta>
</file>